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D00000019C44F593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Chapter_20_heading" style:master-page-name="Standard">
      <style:paragraph-properties style:page-number="auto">
        <style:tab-stops>
          <style:tab-stop style:position="2.2811in"/>
        </style:tab-stops>
      </style:paragraph-properties>
    </style:style>
    <style:style style:name="P6" style:family="paragraph" style:parent-style-name="Text_20_body" style:list-style-name="L1"/>
    <style:style style:name="P7" style:family="paragraph" style:parent-style-name="Text_20_body" style:list-style-name="L1">
      <style:text-properties style:font-name="Verdana" fo:font-size="9pt" fo:letter-spacing="normal"/>
    </style:style>
    <style:style style:name="P8" style:family="paragraph" style:parent-style-name="Text_20_body" style:list-style-name="L2"/>
    <style:style style:name="P9" style:family="paragraph" style:parent-style-name="Text_20_body" style:list-style-name="L3"/>
    <style:style style:name="T1" style:family="text">
      <style:text-properties style:font-name="Verdana" fo:font-size="9pt"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85473" text:style-name="Numbering_20_5">
        <text:list-item>
          <text:list>
            <text:list-item>
              <text:list>
                <text:list-item>
                  <text:h text:style-name="P5"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text:a xlink:type="simple" xlink:href="https://github.com/xesscorp/FpgasNowWhat">Github</text:a>.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37277666" text:style-name="L1">
        <text:list-item>
          <text:p text:style-name="P6">How to start an FPGA project.</text:p>
        </text:list-item>
        <text:list-item>
          <text:p text:style-name="P6">How to target a design to a particular type of FPGA.</text:p>
        </text:list-item>
        <text:list-item>
          <text:p text:style-name="P6">How to describe a logic circuit using VHDL and/or schematics.</text:p>
        </text:list-item>
        <text:list-item>
          <text:p text:style-name="P6">How to detect and fix VHDL syntactical errors.</text:p>
        </text:list-item>
        <text:list-item>
          <text:p text:style-name="P6">How to synthesize a netlist from a circuit description.</text:p>
        </text:list-item>
        <text:list-item>
          <text:p text:style-name="P6">How to simulate a circuit.</text:p>
        </text:list-item>
        <text:list-item>
          <text:p text:style-name="P6">How to implement the netlist for an FPGA.</text:p>
        </text:list-item>
        <text:list-item>
          <text:p text:style-name="P6">How to check device utilization and timing for an FPGA.</text:p>
        </text:list-item>
        <text:list-item>
          <text:p text:style-name="P6">How to generate a bitstream for an FPGA.</text:p>
        </text:list-item>
        <text:list-item>
          <text:p text:style-name="P6">How to download a bitstream into an FPGA.</text:p>
        </text:list-item>
        <text:list-item>
          <text:p text:style-name="P6">How to test the programmed FPGA.</text:p>
        </text:list-item>
        <text:list-item>
          <text:p text:style-name="P7">How to detect and fix errors.</text:p>
        </text:list-item>
      </text:list>
      <text:p text:style-name="Text_20_body">I'll also delve into things like:</text:p>
      <text:list xml:id="list37279853" text:continue-numbering="true" text:style-name="L1">
        <text:list-item>
          <text:p text:style-name="P7">How to build hierarchical designs.</text:p>
        </text:list-item>
        <text:list-item>
          <text:p text:style-name="P7">How to build state machines.</text:p>
        </text:list-item>
        <text:list-item>
          <text:p text:style-name="P7">How to build mixed-mode designs using VHDL, Verilog and schematics.</text:p>
        </text:list-item>
        <text:list-item>
          <text:p text:style-name="P7"><text:soft-page-break/>How to use Digital Clock Managers.</text:p>
        </text:list-item>
        <text:list-item>
          <text:p text:style-name="P7">How to use block RAMs.</text:p>
        </text:list-item>
        <text:list-item>
          <text:p text:style-name="P7">How to use multipliers.</text:p>
        </text:list-item>
        <text:list-item>
          <text:p text:style-name="P7">How to use IP and soft cores.</text:p>
        </text:list-item>
        <text:list-item>
          <text:p text:style-name="P7">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37279177" text:style-name="L2">
        <text:list-item>
          <text:p text:style-name="P8">It will not teach you how to use VHDL. There are plenty of good VHDL textbooks already.</text:p>
        </text:list-item>
        <text:list-item>
          <text:p text:style-name="P8">It will not teach you how to choose the best type of FPGA for your particular design. I'm oriented toward using the FPGA on the XuLA board.</text:p>
        </text:list-item>
        <text:list-item>
          <text:p text:style-name="P8">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h text:style-name="Heading_20_2" text:outline-level="2">Really Important Stuff!</text:h>
      <text:list xml:id="list37277375" text:style-name="L3">
        <text:list-item>
          <text:p text:style-name="P9">Everything for this book is on Github! That includes all the FPGA design examples. I won't be making any zipped archives since they would get out-of-date as changes and corrections are committed to Github. So go to <text:a xlink:type="simple" xlink:href="https://github.com/xesscorp/FpgasNowWhat">https://github.com/xesscorp/FpgasNowWhat</text:a> if you need anything related to this book.</text:p>
        </text:list-item>
        <text:list-item>
          <text:p text:style-name="P9">All the FPGA design examples in this book are targeted to the XuLA-200 board. You can still use them if you own a XuLA-50 board – just change the target FPGA in the project from xc3s200a-4vq100 to xc3s50a-4vq10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5"><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Aug 29,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text:p>
        <text:p text:style-name="MP1"><text:user-defined style:data-style-name="N0" text:name="DocType"/><text:user-defined style:data-style-name="N0" text:name="Doc#"/> (<text:user-defined style:data-style-name="N0" text:name="Version"/>) <text:modification-date style:data-style-name="N75"/></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7M19S</meta:editing-duration>
    <meta:editing-cycles>21</meta:editing-cycles>
    <meta:generator>LibreOffice/3.4$Win32 LibreOffice_project/340m1$Build-203</meta:generator>
    <dc:date>2011-10-20T17:15:05.37</dc:date>
    <meta:document-statistic meta:table-count="0" meta:image-count="3" meta:object-count="0" meta:page-count="4" meta:paragraph-count="65" meta:word-count="1993" meta:character-count="10891" meta:non-whitespace-character-count="8944"/>
    <meta:user-defined meta:name="Info 1"/>
    <meta:user-defined meta:name="Info 2"/>
    <meta:user-defined meta:name="Info 3"/>
    <meta:user-defined meta:name="Info 4"/>
  </office:meta>
</office:document-meta>
</file>